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rsid="005dd0c6" officeooo:paragraph-rsid="005dd0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59d946"/>
    </style:style>
    <style:style style:name="T4" style:family="text">
      <style:text-properties officeooo:rsid="005d96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0260418505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ext:p text:style-name="P5">Software <text:span text:style-name="T3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02604190224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3. Indica los requisitos mínimos para instalar el sistema Red Hat Enterprise Linux <text:span text:style-name="T4">9.2</text:span></text:p>
          </table:table-cell>
        </table:table-row>
        <table:table-row table:style-name="TableLine1802604213616">
          <table:table-cell table:style-name="Tabla9.A2" table:number-columns-spanned="2" office:value-type="string">
            <text:p text:style-name="P6">Procesador: Mínimo 1 GHz </text:p>
            <text:p text:style-name="P6">Memoria: Mínimo 1GB </text:p>
            <text:p text:style-name="P6">Disco: Mínimo 2GB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7T18:05:53.882000000</dc:date>
    <meta:editing-duration>PT8H25M37S</meta:editing-duration>
    <meta:editing-cycles>14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32" meta:character-count="202" meta:non-whitespace-character-count="174"/>
  </office:meta>
</office:document-meta>
</file>